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расширили понятие гомеостаза, </text:span><text:span text:style-name="T2">включив в него психические процессы, то теперь сделаем </text:span><text:span text:style-name="T2">следующий шаг. Распространим этот принцип на всю </text:span><text:span text:style-name="T2">внутреннюю среду организма, что позволит смоделировать </text:span><text:span text:style-name="T2">его как систему взаимосвязанных параметров, где каждое </text:span><text:span text:style-name="T2">из значений (например, уровень глюкозы, эмоциональный </text:span><text:span text:style-name="T2">фон, чувство комфорта, потребность в любви) в каждый </text:span><text:span text:style-name="T2">момент времени находится либо в идеальной точке, либо </text:span><text:span text:style-name="T2">отклонено от неё в пределах допустимой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диапазон показателя, варьирующийся для разных людей (пол, возраст, образ жизни). Ключевой принцип в том, что организм не просто существует в рамках нормы — он сам её определяет. Более того, он способен сознательно и бессознательно менять эту норму как под влиянием внешних факторов, так и руководствуясь внутренними убеждениями.</text:span></text:p>
              </text:list-header>
            </text:list>
          </draw:text-box>
        </draw:frame>
        <draw:frame presentation:style-name="pr7" draw:layer="layout" svg:width="26cm" svg:height="4.769cm" svg:x="1cm" svg:y="8.22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1H10M24S</meta:editing-duration>
    <meta:editing-cycles>8</meta:editing-cycles>
    <meta:generator>LibreOffice/24.2.7.2$Linux_X86_64 LibreOffice_project/420$Build-2</meta:generator>
    <dc:title>Blue Curve</dc:title>
    <dc:date>2026-01-07T19:52:11.393420368</dc:date>
    <meta:document-statistic meta:object-count="48"/>
  </office:meta>
</office:document-meta>
</file>